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4" style:parent-style-name="Normal" style:family="paragraph">
      <style:paragraph-properties fo:text-align="center"/>
      <style:text-properties fo:font-size="28pt" style:font-size-asian="28pt" style:font-size-complex="28pt"/>
    </style:style>
    <style:style style:name="P25" style:parent-style-name="Normal" style:family="paragraph">
      <style:paragraph-properties fo:text-align="center"/>
      <style:text-properties fo:font-size="28pt" style:font-size-asian="28pt" style:font-size-complex="28pt"/>
    </style:style>
    <style:style style:name="P26" style:parent-style-name="Normal" style:family="paragraph">
      <style:paragraph-properties fo:text-align="justify"/>
    </style:style>
    <style:style style:name="P27" style:parent-style-name="ParágrafodaLista" style:list-style-name="LFO2" style:family="paragraph">
      <style:paragraph-properties fo:text-align="justify"/>
    </style:style>
    <style:style style:name="P28" style:parent-style-name="ParágrafodaLista" style:list-style-name="LFO2" style:family="paragraph">
      <style:paragraph-properties fo:text-align="justify"/>
    </style:style>
    <style:style style:name="P29" style:parent-style-name="ParágrafodaLista" style:list-style-name="LFO2" style:family="paragraph">
      <style:paragraph-properties fo:text-align="justify"/>
    </style:style>
    <style:style style:name="P30" style:parent-style-name="ParágrafodaLista" style:list-style-name="LFO2" style:family="paragraph">
      <style:paragraph-properties fo:text-align="justify"/>
    </style:style>
    <style:style style:name="P31" style:parent-style-name="Normal" style:family="paragraph">
      <style:paragraph-properties fo:text-align="justify" fo:margin-top="0.1666in" fo:margin-bottom="0.1666in" fo:line-height="150%"/>
    </style:style>
    <style:style style:name="T32" style:parent-style-name="Fonteparág.padrão" style:family="text">
      <style:text-properties style:font-name="Aptos" style:font-name-asian="Aptos" style:font-name-complex="Aptos" fo:font-weight="bold" style:font-weight-asian="bold" style:font-weight-complex="bold"/>
    </style:style>
    <style:style style:name="P33" style:parent-style-name="Normal" style:family="paragraph">
      <style:paragraph-properties fo:text-align="justify" fo:margin-top="0.1666in" fo:margin-bottom="0.1666in" fo:line-height="150%"/>
    </style:style>
    <style:style style:name="T34" style:parent-style-name="Fonteparág.padrão" style:family="text">
      <style:text-properties style:font-name="Aptos" style:font-name-asian="Aptos" style:font-name-complex="Aptos"/>
    </style:style>
    <style:style style:name="P35" style:parent-style-name="Normal" style:family="paragraph">
      <style:paragraph-properties fo:text-align="justify" fo:margin-top="0.1666in" fo:margin-bottom="0.1666in" fo:line-height="150%"/>
    </style:style>
    <style:style style:name="T36" style:parent-style-name="Fonteparág.padrão" style:family="text">
      <style:text-properties style:font-name="Aptos" style:font-name-asian="Aptos" style:font-name-complex="Aptos" fo:font-weight="bold" style:font-weight-asian="bold" style:font-weight-complex="bold"/>
    </style:style>
    <style:style style:name="T37" style:parent-style-name="Fonteparág.padrão" style:family="text">
      <style:text-properties style:font-name="Aptos" style:font-name-asian="Aptos" style:font-name-complex="Aptos"/>
    </style:style>
    <style:style style:name="P38" style:parent-style-name="Normal" style:family="paragraph">
      <style:paragraph-properties fo:text-align="justify" fo:margin-top="0.1666in" fo:margin-bottom="0.1666in" fo:line-height="150%"/>
    </style:style>
    <style:style style:name="T39" style:parent-style-name="Fonteparág.padrão" style:family="text">
      <style:text-properties style:font-name="Aptos" style:font-name-asian="Aptos" style:font-name-complex="Aptos" fo:font-weight="bold" style:font-weight-asian="bold" style:font-weight-complex="bold"/>
    </style:style>
    <style:style style:name="P40" style:parent-style-name="Normal" style:family="paragraph">
      <style:paragraph-properties fo:text-align="justify" fo:margin-top="0.1666in" fo:margin-bottom="0.1666in" fo:line-height="150%"/>
    </style:style>
    <style:style style:name="T41" style:parent-style-name="Fonteparág.padrão" style:family="text">
      <style:text-properties style:font-name="Aptos" style:font-name-asian="Aptos" style:font-name-complex="Aptos"/>
    </style:style>
    <style:style style:name="P42" style:parent-style-name="Normal" style:family="paragraph">
      <style:paragraph-properties fo:text-align="justify" fo:margin-top="0.1666in" fo:margin-bottom="0.1666in" fo:line-height="150%"/>
    </style:style>
    <style:style style:name="T43" style:parent-style-name="Fonteparág.padrão" style:family="text">
      <style:text-properties style:font-name="Aptos" style:font-name-asian="Aptos" style:font-name-complex="Aptos" fo:font-weight="bold" style:font-weight-asian="bold" style:font-weight-complex="bold"/>
    </style:style>
    <style:style style:name="T44" style:parent-style-name="Fonteparág.padrão" style:family="text">
      <style:text-properties style:font-name="Aptos" style:font-name-asian="Aptos" style:font-name-complex="Aptos"/>
    </style:style>
    <style:style style:name="P45" style:parent-style-name="Normal" style:family="paragraph">
      <style:paragraph-properties fo:text-align="justify" fo:margin-top="0.1666in" fo:margin-bottom="0.1666in" fo:line-height="150%"/>
    </style:style>
    <style:style style:name="T46" style:parent-style-name="Fonteparág.padrão" style:family="text">
      <style:text-properties style:font-name="Aptos" style:font-name-asian="Aptos" style:font-name-complex="Aptos" fo:font-weight="bold" style:font-weight-asian="bold" style:font-weight-complex="bold"/>
    </style:style>
    <style:style style:name="P47" style:parent-style-name="Normal" style:family="paragraph">
      <style:paragraph-properties fo:text-align="justify" fo:margin-top="0.1666in" fo:margin-bottom="0.1666in" fo:line-height="150%"/>
    </style:style>
    <style:style style:name="T48" style:parent-style-name="Fonteparág.padrão" style:family="text">
      <style:text-properties style:font-name="Aptos" style:font-name-asian="Aptos" style:font-name-complex="Aptos"/>
    </style:style>
    <style:style style:name="P49" style:parent-style-name="Normal" style:family="paragraph">
      <style:paragraph-properties fo:text-align="justify" fo:margin-top="0.1666in" fo:margin-bottom="0.1666in" fo:line-height="150%"/>
    </style:style>
    <style:style style:name="T50" style:parent-style-name="Fonteparág.padrão" style:family="text">
      <style:text-properties style:font-name="Aptos" style:font-name-asian="Aptos" style:font-name-complex="Aptos"/>
    </style:style>
    <style:style style:name="P51" style:parent-style-name="Normal" style:family="paragraph">
      <style:paragraph-properties fo:text-align="justify" fo:margin-top="0.1666in" fo:margin-bottom="0.1666in" fo:line-height="150%"/>
    </style:style>
    <style:style style:name="T52" style:parent-style-name="Fonteparág.padrão" style:family="text">
      <style:text-properties style:font-name="Aptos" style:font-name-asian="Aptos" style:font-name-complex="Aptos"/>
    </style:style>
    <style:style style:name="P53" style:parent-style-name="Normal" style:family="paragraph">
      <style:paragraph-properties fo:text-align="justify" fo:margin-top="0.1666in" fo:margin-bottom="0.1666in" fo:line-height="150%"/>
    </style:style>
    <style:style style:name="T54" style:parent-style-name="Fonteparág.padrão" style:family="text">
      <style:text-properties style:font-name="Aptos" style:font-name-asian="Aptos" style:font-name-complex="Aptos"/>
    </style:style>
    <style:style style:name="P55" style:parent-style-name="Normal" style:family="paragraph">
      <style:paragraph-properties fo:text-align="justify" fo:margin-top="0.1666in" fo:margin-bottom="0.1666in" fo:line-height="150%"/>
    </style:style>
    <style:style style:name="T56" style:parent-style-name="Fonteparág.padrão" style:family="text">
      <style:text-properties style:font-name="Aptos" style:font-name-asian="Aptos" style:font-name-complex="Aptos" fo:font-weight="bold" style:font-weight-asian="bold" style:font-weight-complex="bold"/>
    </style:style>
    <style:style style:name="P57" style:parent-style-name="Normal" style:family="paragraph">
      <style:paragraph-properties fo:text-align="justify" fo:margin-top="0.1666in" fo:margin-bottom="0.1666in" fo:line-height="150%"/>
    </style:style>
    <style:style style:name="T58" style:parent-style-name="Fonteparág.padrão" style:family="text">
      <style:text-properties style:font-name="Aptos" style:font-name-asian="Aptos" style:font-name-complex="Aptos"/>
    </style:style>
    <style:style style:name="P59" style:parent-style-name="Normal" style:family="paragraph">
      <style:paragraph-properties fo:text-align="justify" fo:margin-top="0.1666in" fo:margin-bottom="0.1666in" fo:line-height="150%"/>
    </style:style>
    <style:style style:name="T60" style:parent-style-name="Fonteparág.padrão" style:family="text">
      <style:text-properties style:font-name="Aptos" style:font-name-asian="Aptos" style:font-name-complex="Aptos"/>
    </style:style>
    <style:style style:name="P61" style:parent-style-name="Normal" style:family="paragraph">
      <style:paragraph-properties fo:text-align="justify" fo:margin-top="0.1666in" fo:margin-bottom="0.1666in" fo:line-height="150%"/>
    </style:style>
    <style:style style:name="T62" style:parent-style-name="Fonteparág.padrão" style:family="text">
      <style:text-properties style:font-name="Aptos" style:font-name-asian="Aptos" style:font-name-complex="Aptos"/>
    </style:style>
    <style:style style:name="P63" style:parent-style-name="Normal" style:family="paragraph">
      <style:paragraph-properties fo:text-align="justify" fo:margin-top="0.1666in" fo:margin-bottom="0.1666in" fo:line-height="150%"/>
    </style:style>
    <style:style style:name="T64" style:parent-style-name="Fonteparág.padrão" style:family="text">
      <style:text-properties style:font-name="Aptos" style:font-name-asian="Aptos" style:font-name-complex="Aptos"/>
    </style:style>
    <style:style style:name="P65" style:parent-style-name="Normal" style:family="paragraph">
      <style:paragraph-properties fo:text-align="justify" fo:margin-top="0.1666in" fo:margin-bottom="0.1666in" fo:line-height="150%"/>
    </style:style>
    <style:style style:name="T66" style:parent-style-name="Fonteparág.padrão" style:family="text">
      <style:text-properties style:font-name="Aptos" style:font-name-asian="Aptos" style:font-name-complex="Aptos"/>
    </style:style>
    <style:style style:name="P67" style:parent-style-name="Normal" style:family="paragraph">
      <style:paragraph-properties fo:text-align="justify" fo:margin-top="0.1666in" fo:margin-bottom="0.1666in" fo:line-height="150%"/>
    </style:style>
    <style:style style:name="T68" style:parent-style-name="Fonteparág.padrão" style:family="text">
      <style:text-properties style:font-name="Aptos" style:font-name-asian="Aptos" style:font-name-complex="Aptos" fo:font-weight="bold" style:font-weight-asian="bold" style:font-weight-complex="bold"/>
    </style:style>
    <style:style style:name="P69" style:parent-style-name="Normal" style:family="paragraph">
      <style:paragraph-properties fo:text-align="justify" fo:margin-top="0.1666in" fo:margin-bottom="0.1666in" fo:line-height="150%"/>
    </style:style>
    <style:style style:name="T70" style:parent-style-name="Fonteparág.padrão" style:family="text">
      <style:text-properties style:font-name="Aptos" style:font-name-asian="Aptos" style:font-name-complex="Aptos"/>
    </style:style>
    <style:style style:name="P71" style:parent-style-name="Normal" style:family="paragraph">
      <style:paragraph-properties fo:text-align="justify" fo:margin-top="0.1666in" fo:margin-bottom="0.1666in" fo:line-height="150%"/>
    </style:style>
    <style:style style:name="T72" style:parent-style-name="Fonteparág.padrão" style:family="text">
      <style:text-properties style:font-name="Aptos" style:font-name-asian="Aptos" style:font-name-complex="Aptos"/>
    </style:style>
    <style:style style:name="P73" style:parent-style-name="Normal" style:family="paragraph">
      <style:paragraph-properties fo:text-align="justify" fo:margin-top="0.1666in" fo:margin-bottom="0.1666in" fo:line-height="150%"/>
    </style:style>
    <style:style style:name="T74" style:parent-style-name="Fonteparág.padrão" style:family="text">
      <style:text-properties style:font-name="Aptos" style:font-name-asian="Aptos" style:font-name-complex="Aptos"/>
    </style:style>
    <style:style style:name="P75" style:parent-style-name="Normal" style:family="paragraph">
      <style:paragraph-properties fo:text-align="justify" fo:margin-top="0.1666in" fo:margin-bottom="0.1666in" fo:line-height="150%"/>
    </style:style>
    <style:style style:name="T76" style:parent-style-name="Fonteparág.padrão" style:family="text">
      <style:text-properties style:font-name="Aptos" style:font-name-asian="Aptos" style:font-name-complex="Aptos"/>
    </style:style>
    <style:style style:name="P77" style:parent-style-name="Normal" style:family="paragraph">
      <style:paragraph-properties fo:text-align="justify" fo:margin-top="0.1666in" fo:margin-bottom="0.1666in" fo:line-height="150%"/>
    </style:style>
    <style:style style:name="T78" style:parent-style-name="Fonteparág.padrão" style:family="text">
      <style:text-properties style:font-name="Aptos" style:font-name-asian="Aptos" style:font-name-complex="Aptos" fo:font-weight="bold" style:font-weight-asian="bold" style:font-weight-complex="bold"/>
    </style:style>
    <style:style style:name="P79" style:parent-style-name="Normal" style:family="paragraph">
      <style:paragraph-properties fo:text-align="justify" fo:margin-top="0.1666in" fo:margin-bottom="0.1666in" fo:line-height="150%"/>
    </style:style>
    <style:style style:name="T80" style:parent-style-name="Fonteparág.padrão" style:family="text">
      <style:text-properties style:font-name="Aptos" style:font-name-asian="Aptos" style:font-name-complex="Aptos"/>
    </style:style>
    <style:style style:name="P81" style:parent-style-name="Normal" style:family="paragraph">
      <style:paragraph-properties fo:text-align="justify" fo:margin-top="0.1666in" fo:margin-bottom="0.1666in" fo:line-height="150%"/>
    </style:style>
    <style:style style:name="T82" style:parent-style-name="Fonteparág.padrão" style:family="text">
      <style:text-properties style:font-name="Aptos" style:font-name-asian="Aptos" style:font-name-complex="Aptos"/>
    </style:style>
    <style:style style:name="P83" style:parent-style-name="Normal" style:family="paragraph">
      <style:paragraph-properties fo:text-align="justify" fo:margin-top="0.1666in" fo:margin-bottom="0.1666in" fo:line-height="150%"/>
    </style:style>
    <style:style style:name="T84" style:parent-style-name="Fonteparág.padrão" style:family="text">
      <style:text-properties style:font-name="Aptos" style:font-name-asian="Aptos" style:font-name-complex="Aptos"/>
    </style:style>
    <style:style style:name="P85" style:parent-style-name="Normal" style:family="paragraph">
      <style:paragraph-properties fo:text-align="justify" fo:margin-top="0.1666in" fo:margin-bottom="0.1666in" fo:line-height="150%"/>
    </style:style>
    <style:style style:name="T86" style:parent-style-name="Fonteparág.padrão" style:family="text">
      <style:text-properties style:font-name="Aptos" style:font-name-asian="Aptos" style:font-name-complex="Aptos" fo:font-weight="bold" style:font-weight-asian="bold" style:font-weight-complex="bold"/>
    </style:style>
    <style:style style:name="P87"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88"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89"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90"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91"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92"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93"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94"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95"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96"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style:style style:name="P97" style:parent-style-name="ParágrafodaLista" style:list-style-name="LFO1" style:family="paragraph">
      <style:paragraph-properties fo:text-align="justify" fo:margin-top="0.1666in" fo:margin-bottom="0.1666in" fo:line-height="150%"/>
      <style:text-properties style:font-name="Aptos" style:font-name-asian="Aptos" style:font-name-complex="Aptos"/>
    </style:style>
  </office:automatic-styles>
  <office:body>
    <office:text text:use-soft-page-breaks="true">
      <text:p text:style-name="P1"/>
      <text:p text:style-name="Normal"/>
      <text:p text:style-name="Normal"/>
      <text:p text:style-name="Normal"/>
      <text:p text:style-name="Normal"/>
      <text:p text:style-name="P24">Sistema para Criação de Questões Trigonométricas</text:p>
      <text:p text:style-name="P25">(SCQ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6">Autores:<text:s/></text:p>
      <text:list text:style-name="LFO2" text:continue-numbering="true">
        <text:list-item>
          <text:p text:style-name="P27">Vinícius S. Leite</text:p>
        </text:list-item>
        <text:list-item>
          <text:p text:style-name="P28">Paulo S. Souza Pinheiro</text:p>
        </text:list-item>
        <text:list-item>
          <text:p text:style-name="P29">João Pedro<text:line-break/>Marcos Antônio</text:p>
        </text:list-item>
        <text:list-item>
          <text:p text:style-name="P30">Leticia Dos Santos</text:p>
        </text:list-item>
      </text:list>
      <text:p text:style-name="Normal"/>
      <text:p text:style-name="Normal"/>
      <text:p text:style-name="Normal"/>
      <text:p text:style-name="Normal"/>
      <text:p text:style-name="P31"><text:span text:style-name="T32">RESUMO</text:span></text:p>
      <text:p text:style-name="P33"><text:span text:style-name="T34">A aprendizagem de Matemática no Ensino Médio tem sido marcada por desafios significativos, especialmente no que diz respeito aos conteúdos de maior abstração, como a Trigonometria. Diversas pesquisas apontam que os estudantes apresentam dificuldades para compreender o círculo trigonométrico, relacionar ângulos a funções e visualizar relações geométricas fundamentais. Além disso, estudos nacionais e internacionais indicam que metodologias tradicionais, pouco conectadas ao cotidiano, limitam a construção de uma aprendizagem significativa. Diante desse cenário, este artigo discute as principais dificuldades encontradas pelos alunos, analisando dados recentes e explorando o potencial do uso de tecnologias digitais, metodologias ativas e plataformas com feedback imediato. Busca-se compreender de que forma essas estratégias podem tornar o ensino mais claro, acessível e motivador, contribuindo para um processo de aprendizagem mais sólido e autônomo.</text:span></text:p>
      <text:p text:style-name="P35"><text:span text:style-name="T36">Palavras-chave:</text:span><text:span text:style-name="T37"><text:s/>trigonometria, ensino, aprendizagem, tecnologias, metodologias ativas.</text:span></text:p>
      <text:p text:style-name="P38"><text:span text:style-name="T39">ABSTRACT</text:span></text:p>
      <text:p text:style-name="P40"><text:span text:style-name="T41">High school Mathematics learning has faced recurring challenges, especially concerning abstract content such as Trigonometry. Research shows that students struggle to understand the trigonometric circle, establish connections between angles and functions, and visualize essential geometric relationships. Moreover, studies indicate that traditional teaching methods, often disconnected from real-life contexts, hinder the development of meaningful learning. This article discusses the main difficulties reported in recent educational research and examines the contribution of digital technologies, active methodologies, and platforms offering immediate feedback. The aim is to understand how these resources can make teaching more accessible, engaging, and effective, strengthening students’ autonomy and comprehension.</text:span></text:p>
      <text:p text:style-name="P42"><text:span text:style-name="T43">Keywords:</text:span><text:span text:style-name="T44"><text:s/>trigonometry, teaching, learning, technology, active methodologies.</text:span></text:p>
      <text:p text:style-name="P45"><text:span text:style-name="T46">INTRODUÇÃO</text:span></text:p>
      <text:p text:style-name="P47"><text:span text:style-name="T48">A Trigonometria desempenha um papel essencial em diversas áreas do conhecimento, desde as ciências exatas até a tecnologia e a engenharia. Sua presença nas aplicações modernas é ampla: cálculos estruturais, gráficos digitais, sistemas de navegação, ondas, circuitos e até animação computacional dependem de princípios trigonométricos. Apesar dessa relevância, muitos estudantes demonstram receio e dificuldade ao entrar em contato com o tema.</text:span></text:p>
      <text:p text:style-name="P49"><text:span text:style-name="T50">Pesquisas divulgadas pelo MEC/INEP mostram que 63% dos alunos do Ensino Médio apresentam limitações importantes em conteúdos geométricos e trigonométricos, e apenas 9% atingem níveis satisfatórios de desempenho em Matemática no SAEB de 2021. Esses números revelam que as dificuldades não são pontuais, mas estruturais. Estudos da UFMG também apontam que 74% dos estudantes não compreendem bem o círculo trigonométrico e 68% têm problemas ao relacionar ângulos com funções trigonométricas, o que evidencia dificuldades relacionadas tanto à visualização quanto à interpretação conceitual.</text:span></text:p>
      <text:p text:style-name="P51"><text:span text:style-name="T52">A UNESCO reforça que a falta de contextualização e de situações concretas de uso é uma das principais causas da desmotivação e do baixo desempenho em Matemática. Mesmo conteúdos fundamentais acabam se tornando abstratos demais quando não existe uma ponte clara entre teoria e prática. Diante disso, adotar abordagens mais dinâmicas e conectadas ao cotidiano torna-se fundamental.</text:span></text:p>
      <text:p text:style-name="P53"><text:span text:style-name="T54">Considerando esse cenário, este artigo discute como tecnologias digitais, plataformas educacionais e metodologias ativas podem contribuir para superar algumas das barreiras mais recorrentes, oferecendo caminhos mais acessíveis, participativos e eficientes para a aprendizagem de Trigonometria.</text:span></text:p>
      <text:p text:style-name="P55"><text:span text:style-name="T56">CAMINHOS METODOLÓGICOS</text:span></text:p>
      <text:p text:style-name="P57"><text:span text:style-name="T58">A revisão de pesquisas recentes mostra um padrão claro: estudantes aprendem melhor quando podem explorar, visualizar e testar suas hipóteses. Nesse sentido, ferramentas tecnológicas, ambientes interativos e atividades digitais têm se mostrado fundamentais.</text:span></text:p>
      <text:p text:style-name="P59"><text:span text:style-name="T60">Estudos da USP (2019) apontam que o uso de recursos digitais no estudo da Trigonometria pode aumentar o desempenho dos estudantes entre 22% e 37%. Já Borba e Penteado (2010) destacam que a tecnologia não apenas acompanha o ensino, mas transforma a própria forma de aprender, ampliando a experimentação e permitindo a visualização dinâmica de conceitos antes restritos ao quadro.</text:span></text:p>
      <text:p text:style-name="P61"><text:span text:style-name="T62">Além disso, Moran e Bacich (2018) demonstram que metodologias ativas reduzem a evasão em até 40% e aumentam significativamente a autonomia dos estudantes. A participação mais direta no processo de aprendizagem contribui para que os alunos ganhem confiança e sintam-se parte da construção do conhecimento.</text:span></text:p>
      <text:p text:style-name="P63"><text:span text:style-name="T64">A Universidade da Finlândia reforça a importância de ambientes interativos ao afirmar que eles podem dobrar a velocidade de aprendizagem em conteúdos trigonométricos. Essa aceleração se dá principalmente porque a visualização de ângulos, rotações, funções e gráficos facilita a compreensão de relações que, de outra forma, ficam restritas à abstração.</text:span></text:p>
      <text:p text:style-name="P65"><text:span text:style-name="T66">A partir desses dados, plataformas digitais que fornecem exercícios personalizados e feedback imediato se tornam ferramentas fundamentais. Segundo pesquisadores da UFSC (2021), sistemas com correção automática podem melhorar o desempenho entre 31% e 48% e reduzir pela metade erros básicos relacionados a razões trigonométricas. O feedback rápido evita a consolidação de equívocos e orienta o aluno de forma precisa.</text:span></text:p>
      <text:p text:style-name="P67"><text:span text:style-name="T68">RESULTADOS E DISCUSSÕES</text:span></text:p>
      <text:p text:style-name="P69"><text:span text:style-name="T70">A análise dos dados das pesquisas revela que as dificuldades em Trigonometria não se limitam ao cálculo em si, mas envolvem aspectos conceituais mais profundos. Clements e Battista (1992) já indicavam que a ausência de visualização dinâmica prejudica a construção do raciocínio espacial, imprescindível para compreender ângulos, arcos e funções trigonométricas.</text:span></text:p>
      <text:p text:style-name="P71"><text:span text:style-name="T72">A UNESCO destaca que estudantes aprendem com mais eficiência quando conseguem relacionar o conteúdo com situações do cotidiano, o que pode aumentar o desempenho em até 55%. Nesse sentido, atividades contextualizadas, como aplicações em fenômenos físicos, tecnologia, navegação e arquitetura, ajudam a tornar o estudo menos abstrato e mais significativo.</text:span></text:p>
      <text:p text:style-name="P73"><text:span text:style-name="T74">Outro ponto relevante é a dimensão emocional. Muitos alunos desenvolvem insegurança diante da Trigonometria e, quando o conteúdo avança de forma rápida e pouco visual, essa dificuldade se intensifica. Plataformas com feedback imediato, como as estudadas pela Carnegie Mellon University, ajudam a reduzir a ansiedade, pois o estudante compreende rapidamente onde está errando e corrige o raciocínio antes de acumular dúvidas.</text:span></text:p>
      <text:p text:style-name="P75"><text:span text:style-name="T76">Além disso, a autonomia ganha destaque. Quando os alunos têm acesso a ambientes digitais que permitem explorar exercícios em seu próprio ritmo, eles passam a estudar com mais frequência, inclusive fora da sala de aula. Isso contribui para um aprendizado mais sólido e duradouro.</text:span></text:p>
      <text:p text:style-name="P77"><text:span text:style-name="T78">CONCLUSÃO</text:span></text:p>
      <text:p text:style-name="P79"><text:span text:style-name="T80">O conjunto de pesquisas analisadas mostra que as dificuldades em Trigonometria são amplas, mas não inevitáveis. A combinação entre tecnologias digitais, metodologias ativas, atividades contextualizadas e plataformas com feedback imediato cria um ambiente de aprendizagem muito mais adequado às necessidades dos estudantes atuais.</text:span></text:p>
      <text:p text:style-name="P81"><text:span text:style-name="T82">Ao permitir visualizações, experimentações e acompanhamento personalizado, esses recursos tornam o conteúdo mais próximo, compreensível e motivador. Conclui-se que integrar tais estratégias ao ensino de Trigonometria não apenas melhora o desempenho dos alunos, mas também fortalece sua autonomia, autoconfiança e capacidade de interpretar fenômenos matemáticos de forma mais profunda.</text:span></text:p>
      <text:p text:style-name="P83"><text:span text:style-name="T84">Espera-se que os resultados aqui apresentados possam incentivar professores, escolas e instituições a repensar suas práticas e ampliar o uso de recursos tecnológicos e metodológicos que favoreçam uma aprendizagem verdadeiramente significativa.</text:span></text:p>
      <text:p text:style-name="P85"><text:span text:style-name="T86">REFERÊNCIAS</text:span></text:p>
      <text:list text:style-name="LFO1" text:continue-numbering="true">
        <text:list-item>
          <text:p text:style-name="P87">BACICH, L.; MORAN, J. Metodologias Ativas para uma Educação Inovadora. Penso, 2018.</text:p>
        </text:list-item>
        <text:list-item>
          <text:p text:style-name="P88"><text:s/>BORBA, M.; PENTEADO, M. Informática e Educação Matemática. Autêntica, 2010.</text:p>
        </text:list-item>
        <text:list-item>
          <text:p text:style-name="P89"><text:s/>BOYER, C.; MERZBACH, U. História da Matemática. Edgard Blücher, 2012.</text:p>
        </text:list-item>
        <text:list-item>
          <text:p text:style-name="P90"><text:s/>CLEMENTS, D.; BATTISTA, M. Constructivist Learning and Teaching. 1992.</text:p>
        </text:list-item>
        <text:list-item>
          <text:p text:style-name="P91"><text:s/>INEP. Resultados SAEB 2021. MEC, 2021.</text:p>
        </text:list-item>
        <text:list-item>
          <text:p text:style-name="P92"><text:s/>MOREIRA, M. A. Aprendizagem Significativa. Centauro, 2006.</text:p>
        </text:list-item>
        <text:list-item>
          <text:p text:style-name="P93"><text:s/>UFMG. Pesquisa sobre dificuldades em Trigonometria. 2018.</text:p>
        </text:list-item>
        <text:list-item>
          <text:p text:style-name="P94"><text:s/>UFSC. Relatório sobre plataformas educacionais digitais. 2021.</text:p>
        </text:list-item>
        <text:list-item>
          <text:p text:style-name="P95"><text:s/>UNESCO. Relatório Global de Educação. 2022.</text:p>
        </text:list-item>
        <text:list-item>
          <text:p text:style-name="P96"><text:s/>USP. Estudo sobre ferramentas digitais no ensino de Matemática. 2019.</text:p>
        </text:list-item>
        <text:list-item>
          <text:p text:style-name="P97"><text:s/>Universidade da Finlândia. Relatório de Inovação Educacional. 2020.</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Fonteparág.padrão" style:display-name="Fonte parág. padrão" style:family="text"/>
    <style:style style:name="Título1Char" style:display-name="Título 1 Char" style:family="text" style:parent-style-name="Fonteparág.padrão">
      <style:text-properties style:font-name="Aptos Display" style:font-name-asian="Yu Gothic Light" style:font-name-complex="Times New Roman" fo:color="#0F4761" fo:font-size="20pt" style:font-size-asian="20pt" style:font-size-complex="20pt"/>
    </style:style>
    <style:style style:name="Título2Char" style:display-name="Título 2 Char" style:family="text" style:parent-style-name="Fonteparág.padrão">
      <style:text-properties style:font-name="Aptos Display" style:font-name-asian="Yu Gothic Light" style:font-name-complex="Times New Roman" fo:color="#0F4761" fo:font-size="16pt" style:font-size-asian="16pt" style:font-size-complex="16pt"/>
    </style:style>
    <style:style style:name="Título3Char" style:display-name="Título 3 Char" style:family="text" style:parent-style-name="Fonteparág.padrão">
      <style:text-properties style:font-name-asian="Yu Gothic Light" style:font-name-complex="Times New Roman" fo:color="#0F4761" fo:font-size="14pt" style:font-size-asian="14pt" style:font-size-complex="14pt"/>
    </style:style>
    <style:style style:name="Título4Char" style:display-name="Título 4 Char" style:family="text" style:parent-style-name="Fonteparág.padrão">
      <style:text-properties style:font-name-asian="Yu Gothic Light" style:font-name-complex="Times New Roman" fo:font-style="italic" style:font-style-asian="italic" style:font-style-complex="italic" fo:color="#0F4761"/>
    </style:style>
    <style:style style:name="Título5Char" style:display-name="Título 5 Char" style:family="text" style:parent-style-name="Fonteparág.padrão">
      <style:text-properties style:font-name-asian="Yu Gothic Light" style:font-name-complex="Times New Roman" fo:color="#0F4761"/>
    </style:style>
    <style:style style:name="Título6Char" style:display-name="Título 6 Char" style:family="text" style:parent-style-name="Fonteparág.padrão">
      <style:text-properties style:font-name-asian="Yu Gothic Light" style:font-name-complex="Times New Roman" fo:font-style="italic" style:font-style-asian="italic" style:font-style-complex="italic" fo:color="#595959"/>
    </style:style>
    <style:style style:name="Título7Char" style:display-name="Título 7 Char" style:family="text" style:parent-style-name="Fonteparág.padrão">
      <style:text-properties style:font-name-asian="Yu Gothic Light" style:font-name-complex="Times New Roman" fo:color="#595959"/>
    </style:style>
    <style:style style:name="Título8Char" style:display-name="Título 8 Char" style:family="text" style:parent-style-name="Fonteparág.padrão">
      <style:text-properties style:font-name-asian="Yu Gothic Light" style:font-name-complex="Times New Roman" fo:font-style="italic" style:font-style-asian="italic" style:font-style-complex="italic" fo:color="#272727"/>
    </style:style>
    <style:style style:name="Título9Char" style:display-name="Título 9 Char" style:family="text" style:parent-style-name="Fonteparág.padrão">
      <style:text-properties style:font-name-asian="Yu Gothic Light"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ítuloChar" style:display-name="Título Char" style:family="text" style:parent-style-name="Fonteparág.padrão">
      <style:text-properties style:font-name="Aptos Display" style:font-name-asian="Yu Gothic Light"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ítuloChar" style:display-name="Subtítulo Char" style:family="text" style:parent-style-name="Fonteparág.padrão">
      <style:text-properties style:font-name-asian="Yu Gothic Light" style:font-name-complex="Times New Roman" fo:color="#595959" fo:letter-spacing="0.0104in" fo:font-size="14pt" style:font-size-asian="14pt" style:font-size-complex="14pt"/>
    </style:style>
    <style:style style:name="Citação" style:display-name="Citação"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çãoChar" style:display-name="Citação Char" style:family="text" style:parent-style-name="Fonteparág.padrão">
      <style:text-properties fo:font-style="italic" style:font-style-asian="italic" style:font-style-complex="italic" fo:color="#404040"/>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ÊnfaseIntensa" style:display-name="Ênfase Intensa" style:family="text" style:parent-style-name="Fonteparág.padrão">
      <style:text-properties fo:font-style="italic" style:font-style-asian="italic" style:font-style-complex="italic" fo:color="#0F4761"/>
    </style:style>
    <style:style style:name="CitaçãoIntensa" style:display-name="Citação Intens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çãoIntensaChar" style:display-name="Citação Intensa Char" style:family="text" style:parent-style-name="Fonteparág.padrão">
      <style:text-properties fo:font-style="italic" style:font-style-asian="italic" style:font-style-complex="italic" fo:color="#0F4761"/>
    </style:style>
    <style:style style:name="ReferênciaIntensa" style:display-name="Referência Intensa" style:family="text" style:parent-style-name="Fonteparág.padrão">
      <style:text-properties fo:font-weight="bold" style:font-weight-asian="bold" style:font-weight-complex="bold" fo:font-variant="small-caps" fo:color="#0F4761" fo:letter-spacing="0.0034in"/>
    </style:style>
    <style:style style:name="Cabeçalho" style:display-name="Cabeçalh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 style:display-name="Rodapé"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9652in" style:use-optimal-column-width="false"/>
    </style:style>
    <style:style style:name="TableColumn4" style:family="table-column">
      <style:table-column-properties style:column-width="1.9652in" style:use-optimal-column-width="false"/>
    </style:style>
    <style:style style:name="TableColumn5" style:family="table-column">
      <style:table-column-properties style:column-width="1.9652in" style:use-optimal-column-width="false"/>
    </style:style>
    <style:style style:name="Table2" style:family="table">
      <style:table-properties style:width="5.8958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right="-0.0798in"/>
    </style:style>
    <style:style style:name="TableColumn14" style:family="table-column">
      <style:table-column-properties style:column-width="1.9652in" style:use-optimal-column-width="false"/>
    </style:style>
    <style:style style:name="TableColumn15" style:family="table-column">
      <style:table-column-properties style:column-width="1.9652in" style:use-optimal-column-width="false"/>
    </style:style>
    <style:style style:name="TableColumn16" style:family="table-column">
      <style:table-column-properties style:column-width="1.9652in" style:use-optimal-column-width="false"/>
    </style:style>
    <style:style style:name="Table13" style:family="table">
      <style:table-properties style:width="5.8958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Cabeçalh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Cabeçalh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Cabeçalh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santoniodasilvaalmeidas@gmail.com</meta:initial-creator>
    <dc:creator>Vinícius Santos Leite</dc:creator>
    <meta:creation-date>2025-11-10T04:17:00Z</meta:creation-date>
    <dc:date>2025-11-10T04:17:00Z</dc:date>
    <meta:template xlink:href="Normal.dotm" xlink:type="simple"/>
    <meta:editing-cycles>3</meta:editing-cycles>
    <meta:editing-duration>PT0S</meta:editing-duration>
    <meta:document-statistic meta:page-count="1" meta:paragraph-count="17" meta:word-count="1363" meta:character-count="8708" meta:row-count="61" meta:non-whitespace-character-count="7362"/>
  </office:meta>
</office:document-meta>
</file>